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T3" style:parent-style-name="Tipodeletrapredefinidodoparágrafo" style:family="text">
      <style:text-properties fo:font-weight="bold" style:font-weight-asian="bold" style:font-weight-complex="bold" fo:font-size="26pt" style:font-size-asian="26pt" style:font-size-complex="26pt"/>
    </style:style>
    <style:style style:name="T4" style:parent-style-name="Tipodeletrapredefinidodoparágrafo" style:family="text">
      <style:text-properties fo:font-weight="bold" style:font-weight-asian="bold" style:font-weight-complex="bold" fo:color="#C00000" fo:font-size="26pt" style:font-size-asian="26pt" style:font-size-complex="26pt"/>
    </style:style>
    <style:style style:name="T5" style:parent-style-name="Título2Caráter" style:family="text">
      <style:text-properties fo:font-weight="bold" style:font-weight-asian="bold" style:font-weight-complex="bold"/>
    </style:style>
    <style:style style:name="T6" style:parent-style-name="Título2Caráter" style:family="text">
      <style:text-properties fo:font-weight="bold" style:font-weight-asian="bold" style:font-weight-complex="bold"/>
    </style:style>
    <style:style style:name="T7" style:parent-style-name="Título2Caráter" style:family="text">
      <style:text-properties fo:font-weight="bold" style:font-weight-asian="bold" style:font-weight-complex="bold"/>
    </style:style>
    <style:style style:name="P8" style:parent-style-name="Título2" style:family="paragraph">
      <style:text-properties fo:font-weight="bold" style:font-weight-asian="bold" style:font-weight-complex="bold"/>
    </style:style>
    <style:style style:name="T9" style:parent-style-name="Título2Caráter" style:family="text">
      <style:text-properties fo:font-weight="bold" style:font-weight-asian="bold" style:font-weight-complex="bold"/>
    </style:style>
    <style:style style:name="T10" style:parent-style-name="Tipodeletrapredefinidodoparágrafo" style:family="text">
      <style:text-properties fo:font-weight="bold" style:font-weight-asian="bold" style:font-weight-complex="bold"/>
    </style:style>
    <style:style style:name="T11" style:parent-style-name="Título2Caráter" style:family="text">
      <style:text-properties fo:font-weight="bold" style:font-weight-asian="bold" style:font-weight-complex="bold"/>
    </style:style>
    <style:style style:name="P12" style:parent-style-name="Título2" style:family="paragraph">
      <style:text-properties fo:font-weight="bold" style:font-weight-asian="bold" style:font-weight-complex="bold"/>
    </style:style>
    <style:style style:name="T13" style:parent-style-name="Tipodeletrapredefinidodoparágrafo" style:family="text">
      <style:text-properties fo:font-weight="bold" style:font-weight-asian="bold" style:font-weight-complex="bold"/>
    </style:style>
    <style:style style:name="T14" style:parent-style-name="Título2Caráter" style:family="text">
      <style:text-properties fo:font-weight="bold" style:font-weight-asian="bold" style:font-weight-complex="bold"/>
    </style:style>
    <style:style style:name="P15" style:parent-style-name="Título3" style:family="paragraph">
      <style:text-properties fo:font-weight="bold" style:font-weight-asian="bold" style:font-weight-complex="bold"/>
    </style:style>
    <style:style style:name="P16" style:parent-style-name="ParágrafodaLista" style:family="paragraph"/>
    <style:style style:name="P17" style:parent-style-name="ParágrafodaLista" style:family="paragraph"/>
    <style:style style:name="P18" style:parent-style-name="ParágrafodaLista" style:family="paragraph"/>
    <style:style style:name="P19" style:parent-style-name="ParágrafodaLista" style:family="paragraph"/>
    <style:style style:name="P20" style:parent-style-name="ParágrafodaLista" style:family="paragraph"/>
    <style:style style:name="P21" style:parent-style-name="Título2" style:family="paragraph">
      <style:text-properties fo:font-weight="bold" style:font-weight-asian="bold" style:font-weight-complex="bold"/>
    </style:style>
    <style:style style:name="P22" style:parent-style-name="ParágrafodaLista" style:family="paragraph"/>
    <style:style style:name="P23" style:parent-style-name="ParágrafodaLista" style:family="paragraph"/>
    <style:style style:name="P24" style:parent-style-name="ParágrafodaLista" style:family="paragraph"/>
    <style:style style:name="P25" style:parent-style-name="ParágrafodaLista" style:family="paragraph"/>
    <style:style style:name="T26" style:parent-style-name="Título2Caráter" style:family="text">
      <style:text-properties fo:font-weight="bold" style:font-weight-asian="bold" style:font-weight-complex="bold"/>
    </style:style>
    <style:style style:name="P27" style:parent-style-name="Título2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<text:s/></text:span><text:span text:style-name="T3">Documentação do Projeto:<text:s/></text:span><text:span text:style-name="T4">MuscleMap</text:span></text:p>
      <text:p text:style-name="Título"><text:s/></text:p>
      <text:p text:style-name="Normal"><text:s/><text:span text:style-name="T5">Contexto</text:span></text:p>
      <text:p text:style-name="Normal"><text:s/></text:p>
      <text:p text:style-name="Normal"><text:s/>O crescimento do interesse por fitness e saúde gerou uma demanda por soluções acessíveis e personalizadas de treino. O MuscleMap visa atender essa necessidade, oferecendo uma plataforma interativa que permite aos usuários, especialmente aqueles com recursos limitados, acessar treinos personalizados e educacionais. Além disso, o sistema permitirá que os usuários salvem modelos de treinos em suas contas.</text:p>
      <text:p text:style-name="Normal"><text:s/></text:p>
      <text:p text:style-name="Normal"><text:s/><text:span text:style-name="T6">Justificativa</text:span></text:p>
      <text:p text:style-name="Normal"><text:s/></text:p>
      <text:p text:style-name="Normal"><text:s/>Muitas pessoas enfrentam dificuldades ao tentar se exercitar de forma correta e segura, o que pode levar a lesões ou desmotivação. O MuscleMap pretende oferecer um guia prático e acessível, proporcionando uma experiência inclusiva e informativa, capaz de melhorar a saúde e o bem-estar da comunidade. A criação de contas para usuários garantirá que eles possam personalizar e salvar seus treinos, facilitando o acompanhamento de seu progresso.</text:p>
      <text:p text:style-name="Normal"><text:s/></text:p>
      <text:p text:style-name="Normal"><text:s/><text:span text:style-name="T7">Objetivo</text:span></text:p>
      <text:p text:style-name="Normal"><text:s/></text:p>
      <text:p text:style-name="Normal"><text:s/>Desenvolver um site interativo que permita aos usuários visualizar e interagir com um manequim transparente do corpo humano, destacar músculos específicos para fornecer treinos personalizados e oferecer uma calculadora que ajude na personalização dos treinos. O sistema também incluirá funcionalidades de cadastro e login para que os usuários possam salvar seus modelos de treinos.<text:s/></text:p>
      <text:p text:style-name="Normal"><text:s/></text:p>
      <text:h text:style-name="P8" text:outline-level="2"><text:s/>Escopo</text:h>
      <text:p text:style-name="Normal"><text:s/></text:p>
      <text:p text:style-name="Normal"><text:s/>O projeto MuscleMap incluirá diversas funcionalidades, como um manequim interativo que permite a interação ao passar o mouse sobre os músculos, geração de treinos personalizados ao clicar em músculos, um catálogo de exercícios categorizados, e uma calculadora de treino para calcular IMC e outras métricas. O banco de dados será estruturado de forma a não expor totalmente suas informações aos usuários, garantindo a segurança dos dados. Além disso, o sistema não incluirá feedback de usuários ou canais de contato neste estágio do projeto. O conteúdo do site será atualizado conforme necessário, focando em treinos e especificidades dos exercícios, sem a necessidade de um orçamento, mas com um prazo de desenvolvimento de aproximadamente um mês.</text:p>
      <text:p text:style-name="Normal"><text:s/></text:p>
      <text:p text:style-name="Normal"><text:s/><text:span text:style-name="T9">Premissas</text:span></text:p>
      <text:p text:style-name="Normal"><text:s/></text:p>
      <text:p text:style-name="Normal"><text:s/>Os usuários terão acesso à internet e dispositivos compatíveis para visualizar o site. O conteúdo será atualizado apenas em relação a treinos e exercícios. Haverá suporte técnico para auxiliar os usuários em caso de dúvidas.</text:p>
      <text:p text:style-name="Normal"><text:s/></text:p>
      <text:p text:style-name="Normal"><text:span text:style-name="T10"><text:s/></text:span><text:span text:style-name="T11">Restrições</text:span></text:p>
      <text:p text:style-name="Normal"><text:s/></text:p>
      <text:p text:style-name="Normal"><text:s/>O projeto deve ser desenvolvido dentro de um prazo limitado, priorizando soluções de baixo custo e alta eficiência. O design e as funcionalidades devem ser compatíveis com diferentes navegadores e dispositivos, garantindo uma experiência uniforme. O site deve seguir normas de acessibilidade, e a segurança dos dados dos usuários deve ser uma prioridade. O banco de dados não será totalmente visível para os usuários.</text:p>
      <text:p text:style-name="Normal"><text:s/></text:p>
      <text:h text:style-name="P12" text:outline-level="2"><text:s/>Alinhamento com os Objetivos de Desenvolvimento Sustentável (ODS)</text:h>
      <text:p text:style-name="Normal"><text:s/></text:p>
      <text:p text:style-name="Normal"><text:s/>O projeto se alinha ao ODS 3:<text:s/><text:span text:style-name="T13">Saúde e Bem-Estar</text:span>, promovendo atividade física e hábitos saudáveis.</text:p>
      <text:p text:style-name="Normal"><text:s/></text:p>
      <text:p text:style-name="Normal"><text:s/><text:span text:style-name="T14">Modelagem Lógica e Banco de Dados</text:span></text:p>
      <text:p text:style-name="Normal"><text:s/></text:p>
      <text:h text:style-name="P15" text:outline-level="3"><text:s/>Estrutura do Banco de Dados MySQL</text:h>
      <text:p text:style-name="Normal"><text:s/></text:p>
      <text:list text:style-name="LFO2" text:continue-numbering="true">
        <text:list-item>
          <text:p text:style-name="P16"><text:s/>Tabela Usuarios: Contém informações dos usuários (ID, nome, e-mail, senha).</text:p>
        </text:list-item>
        <text:list-item>
          <text:p text:style-name="P17"><text:s/>Tabela Exercicios: Contém informações dos exercícios (ID, nome, descrição, nível de dificuldade).</text:p>
        </text:list-item>
        <text:list-item>
          <text:p text:style-name="P18"><text:s/>Tabela Treinos: Relaciona usuários a exercícios (ID, ID_usuario, ID_exercicio, data).</text:p>
        </text:list-item>
        <text:list-item>
          <text:p text:style-name="P19"><text:s/>Tabela Modelos_Treinos: Permite que os usuários salvem seus treinos personalizados (ID, ID_usuario, nome_modelo, data_criacao).</text:p>
        </text:list-item>
        <text:list-item>
          <text:p text:style-name="P20"><text:s/>Tabela Categorias:<text:s/>Categoriza os exercícios (ID, nome_categoria).</text:p>
        </text:list-item>
      </text:list>
      <text:p text:style-name="Normal"><text:s/></text:p>
      <text:h text:style-name="P21" text:outline-level="2"><text:s/>Relacionamentos</text:h>
      <text:p text:style-name="Normal"><text:s/></text:p>
      <text:list text:style-name="LFO1" text:continue-numbering="true">
        <text:list-item>
          <text:p text:style-name="P22"><text:s/>Usuários e Treinos: Um usuário pode ter múltiplos treinos (relacionamento forte).</text:p>
        </text:list-item>
        <text:list-item>
          <text:p text:style-name="P23"><text:s/>Usuários e Modelos_Treinos: Um usuário pode salvar múltiplos modelos de treino (relacionamento forte).</text:p>
        </text:list-item>
        <text:list-item>
          <text:p text:style-name="P24"><text:s/>Exercícios e Treinos: Um treino pode incluir múltiplos exercícios (relacionamento fraco).</text:p>
        </text:list-item>
        <text:list-item>
          <text:p text:style-name="P25"><text:s/>Exercícios e Categorias: Um exercício pertence a uma categoria (relacionamento forte).<text:s/></text:p>
        </text:list-item>
      </text:list>
      <text:p text:style-name="Normal"><text:s/></text:p>
      <text:p text:style-name="Normal"><text:s/><text:span text:style-name="T26">Dashboard</text:span></text:p>
      <text:p text:style-name="Normal"><text:s/></text:p>
      <text:p text:style-name="Normal"><text:s/>A dashboard incluirá gráficos simples que mostrem a quantidade de treinos que cada usuário criou ou salvou em sua conta, ajudando a visualizar seu progresso e engajamento com a plataforma.</text:p>
      <text:p text:style-name="Normal"><text:s/></text:p>
      <text:h text:style-name="P27" text:outline-level="2"><text:s/>Resultados Esperados</text:h>
      <text:p text:style-name="Normal"><text:s/></text:p>
      <text:p text:style-name="Normal"><text:s/>Espera-se que o MuscleMap aumente o engajamento de iniciantes na prática de exercícios físicos e melhore a satisfação dos usuários em relação às suas rotinas de treino, além de facilitar o acompanhamento do progresso pessoal por meio do salvamento de modelos de trein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F4761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Caráter" style:display-name="Título Caráter" style:family="text" style:parent-style-name="Tipodeletrapredefinidodoparágrafo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Título2Caráter" style:display-name="Título 2 Caráter" style:family="text" style:parent-style-name="Tipodeletrapredefinidodoparágrafo">
      <style:text-properties style:font-name="Aptos Display" style:font-name-asian="MS Gothic" style:font-name-complex="Times New Roman" fo:color="#0F4761" fo:font-size="13pt" style:font-size-asian="13pt" style:font-size-complex="13pt"/>
    </style:style>
    <style:style style:name="Título3Caráter" style:display-name="Título 3 Caráter" style:family="text" style:parent-style-name="Tipodeletrapredefinidodoparágrafo">
      <style:text-properties style:font-name="Aptos Display" style:font-name-asian="MS Gothic" style:font-name-complex="Times New Roman" fo:color="#0A2F40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HRENO VENDITTI DE OLIVEIRA BARBOZA .</meta:initial-creator>
    <dc:creator>BHRENO VENDITTI DE OLIVEIRA BARBOZA .</dc:creator>
    <meta:creation-date>2024-11-04T19:12:00Z</meta:creation-date>
    <dc:date>2024-11-04T19:12:00Z</dc:date>
    <meta:template xlink:href="Normal.dotm" xlink:type="simple"/>
    <meta:editing-cycles>1</meta:editing-cycles>
    <meta:editing-duration>PT0S</meta:editing-duration>
    <meta:document-statistic meta:page-count="1" meta:paragraph-count="8" meta:word-count="680" meta:character-count="4344" meta:row-count="30" meta:non-whitespace-character-count="3672"/>
  </office:meta>
</office:document-meta>
</file>